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G</mi>
            <mo stretchy="false">=</mo>
            <mrow>
              <mover accent="true">
                <mi>B</mi>
                <mo>¯</mo>
              </mover>
              <mo stretchy="false">⋅</mo>
              <mi>A</mi>
            </mrow>
          </mrow>
        </mtd>
      </mtr>
      <mtr>
        <mtd>
          <mrow/>
        </mtd>
      </mtr>
      <mtr>
        <mtd>
          <mrow>
            <mi>L</mi>
            <mo stretchy="false">=</mo>
            <mrow>
              <mover accent="true">
                <mi>A</mi>
                <mo>¯</mo>
              </mover>
              <mo stretchy="false">⋅</mo>
              <mi>B</mi>
            </mrow>
          </mrow>
        </mtd>
      </mtr>
      <mtr>
        <mtd>
          <mrow/>
        </mtd>
      </mtr>
      <mtr>
        <mtd>
          <mrow>
            <mi>E</mi>
            <mo stretchy="false">=</mo>
            <mrow>
              <mrow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A</mi>
                <mo stretchy="false">⋅</mo>
                <mi>B</mi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over accent="true">
              <mrow>
                <mrow>
                  <mover accent="true">
                    <mi>A</mi>
                    <mo>¯</mo>
                  </mover>
                  <mo stretchy="false">⋅</mo>
                  <mover accent="true">
                    <mi>B</mi>
                    <mo>¯</mo>
                  </mover>
                </mrow>
                <mo stretchy="false">+</mo>
                <mrow>
                  <mi>A</mi>
                  <mo stretchy="false">⋅</mo>
                  <mi>B</mi>
                </mrow>
              </mrow>
              <mo>¯</mo>
            </mover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over accent="true">
                    <mrow>
                      <mover accent="true">
                        <mi>A</mi>
                        <mo>¯</mo>
                      </mover>
                      <mo stretchy="false">⋅</mo>
                      <mover accent="true">
                        <mi>B</mi>
                        <mo>¯</mo>
                      </mover>
                    </mrow>
                    <mo>¯</mo>
                  </mover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over accent="true">
                    <mrow>
                      <mi>A</mi>
                      <mo stretchy="false">⋅</mo>
                      <mi>B</mi>
                    </mrow>
                    <mo>¯</mo>
                  </mover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+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A</mi>
                  <mo>¯</mo>
                </mover>
              </mrow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row>
                <mi>B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n>0</mn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i>G</mi>
              <mo stretchy="false">+</mo>
              <mi>L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G=overline {B} cdot A newline newline 

L=overline {A} cdot B newline newline

E=overline {A} cdot overline {B} + A cdot B newline
overline {E}=overline {overline {A} cdot overline {B} + A cdot B} newline
overline {E}=(overline {overline {A} cdot overline {B}}) + (overline {A cdot B}) newline
overline {E}=(A + B) + (overline {A} + overline {B}) newline
overline {E}=A cdot overline {A} + A cdot overline {B} + B cdot overline {A} + B cdot overline {B} newline
overline {E}=0 + A cdot overline {B} + B cdot overline {A} + 0 newline
overline {E}=A cdot overline {B} + B cdot overline {A} newline
overline {E}=G + L newline
E=overline {G + L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6:44:20.614502118</meta:creation-date>
    <dc:date>2024-03-06T18:20:58.396645059</dc:date>
    <meta:editing-duration>PT32M59S</meta:editing-duration>
    <meta:editing-cycles>5</meta:editing-cycles>
    <meta:generator>LibreOffice/7.6.4.1$Linux_X86_64 LibreOffice_project/60$Build-1</meta:generator>
  </office:meta>
</office:document-meta>
</file>